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acfa06"/>
    </style:style>
    <style:style style:name="P2" style:family="paragraph" style:parent-style-name="Standard">
      <style:text-properties officeooo:rsid="009afcfb" officeooo:paragraph-rsid="009afcfb"/>
    </style:style>
    <style:style style:name="P3" style:family="paragraph" style:parent-style-name="Standard">
      <style:text-properties officeooo:rsid="009afcfb" officeooo:paragraph-rsid="00cf8b77"/>
    </style:style>
    <style:style style:name="P4" style:family="paragraph" style:parent-style-name="Standard">
      <style:text-properties officeooo:rsid="00aa4e90" officeooo:paragraph-rsid="00aa4e90"/>
    </style:style>
    <style:style style:name="P5" style:family="paragraph" style:parent-style-name="Standard">
      <style:text-properties officeooo:paragraph-rsid="009afcfb"/>
    </style:style>
    <style:style style:name="P6" style:family="paragraph" style:parent-style-name="Standard">
      <style:text-properties officeooo:paragraph-rsid="00aeca31"/>
    </style:style>
    <style:style style:name="P7" style:family="paragraph" style:parent-style-name="Standard">
      <style:text-properties officeooo:paragraph-rsid="00acfa06"/>
    </style:style>
    <style:style style:name="P8" style:family="paragraph" style:parent-style-name="Standard">
      <style:text-properties style:text-position="0% 100%" fo:font-weight="normal" officeooo:rsid="00cf8b77" officeooo:paragraph-rsid="00cf8b77" style:font-weight-asian="normal" style:font-weight-complex="normal"/>
    </style:style>
    <style:style style:name="T1" style:family="text">
      <style:text-properties style:text-position="super 58%" officeooo:rsid="007dee78"/>
    </style:style>
    <style:style style:name="T2" style:family="text">
      <style:text-properties style:text-position="super 58%" fo:font-weight="bold" officeooo:rsid="00aa4e90" style:font-weight-asian="bold" style:font-weight-complex="bold"/>
    </style:style>
    <style:style style:name="T3" style:family="text">
      <style:text-properties officeooo:rsid="00992b24"/>
    </style:style>
    <style:style style:name="T4" style:family="text">
      <style:text-properties officeooo:rsid="00a34fff"/>
    </style:style>
    <style:style style:name="T5" style:family="text">
      <style:text-properties officeooo:rsid="00aa4e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a4e90" style:font-weight-asian="bold" style:font-weight-complex="bold"/>
    </style:style>
    <style:style style:name="T8" style:family="text">
      <style:text-properties officeooo:rsid="00ab97be"/>
    </style:style>
    <style:style style:name="T9" style:family="text">
      <style:text-properties style:font-name="Liberation Serif1" fo:font-weight="normal" officeooo:rsid="009afcfb" style:font-weight-asian="normal" style:font-weight-complex="normal"/>
    </style:style>
    <style:style style:name="T10" style:family="text">
      <style:text-properties style:text-position="0% 100%" fo:font-weight="normal" officeooo:rsid="009afcfb" style:font-weight-asian="normal" style:font-weight-complex="normal"/>
    </style:style>
    <style:style style:name="T11" style:family="text">
      <style:text-properties style:text-position="0% 100%" fo:font-weight="normal" officeooo:rsid="00aeca31" style:font-weight-asian="normal" style:font-weight-complex="normal"/>
    </style:style>
    <style:style style:name="T12" style:family="text">
      <style:text-properties fo:font-weight="normal" officeooo:rsid="009afcfb" style:font-weight-asian="normal" style:font-weight-complex="normal"/>
    </style:style>
    <style:style style:name="T13" style:family="text">
      <style:text-properties fo:font-weight="normal" officeooo:rsid="00acfa0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cen<text:span text:style-name="T3">s</text:span>e</text:p>
      <text:p text:style-name="P2"/>
      <text:p text:style-name="P3"><text:a xlink:type="simple" xlink:href="http://www.aiWerkstatt.com/" text:style-name="Internet_20_link" text:visited-style-name="Visited_20_Internet_20_Link"><text:span text:style-name="T7">aiWerkstatt</text:span></text:a><text:span text:style-name="T2">TM</text:span><text:span text:style-name="T5"> provides the</text:span> <text:span text:style-name="T6">SensorBox</text:span><text:span text:style-name="T2">TM</text:span><text:span text:style-name="T5"> as an </text:span><text:span text:style-name="T7">open-source product</text:span><text:span text:style-name="T5"> that</text:span> integrates many <text:span text:style-name="T4">third party </text:span>hardware and software components. <text:span text:style-name="T4">All third party components are identified in </text:span>the instructions on how to build the SensorBox. <text:span text:style-name="T4">P</text:span>lease review and respect t<text:span text:style-name="T4">heir respective</text:span> license<text:span text:style-name="T5">s.</text:span></text:p>
      <text:p text:style-name="P2"/>
      <text:p text:style-name="P4">aiWerkstatt releases <text:span text:style-name="T8">its SensorBox</text:span> <text:span text:style-name="T6">hardware design</text:span> under the <text:a xlink:type="simple" xlink:href="http://creativecommons.org/licenses/by-sa/4.0/" text:style-name="Internet_20_link" text:visited-style-name="Visited_20_Internet_20_Link"><text:span text:style-name="T6">Creative Commons Share-alike 4.0 International license</text:span></text:a><text:span text:style-name="T6"> </text:span><text:span text:style-name="T13">and </text:span><text:span text:style-name="T8">its SensorBox</text:span> <text:span text:style-name="T6">software</text:span> under the <text:a xlink:type="simple" xlink:href="http://opensource.org/licenses/MIT" text:style-name="Internet_20_link" text:visited-style-name="Visited_20_Internet_20_Link"><text:span text:style-name="T6">MIT license</text:span></text:a>.</text:p>
      <text:p text:style-name="P5"/>
      <text:p text:style-name="P7"><text:bookmark-start text:name="__DdeLink__1076_804246491"/><text:span text:style-name="T12">Copyright </text:span><text:span text:style-name="T9">©</text:span><text:span text:style-name="T12"> 2021 </text:span><text:a xlink:type="simple" xlink:href="http://www.aiWerkstatt.com/" text:style-name="Internet_20_link" text:visited-style-name="Visited_20_Internet_20_Link"><text:span text:style-name="T7">aiWerkstatt</text:span></text:a><text:bookmark-start text:name="__DdeLink__1078_804246491"/><text:span text:style-name="T2">TM</text:span><text:bookmark-end text:name="__DdeLink__1076_804246491"/><text:bookmark-end text:name="__DdeLink__1078_804246491"/></text:p>
      <text:p text:style-name="P8"/>
      <text:p text:style-name="P6"><text:span text:style-name="T11">I</text:span><text:span text:style-name="T10">f you are building a SensorBox</text:span><text:span text:style-name="T11">, w</text:span><text:span text:style-name="T10">e would like to hear from you: </text:span><text:a xlink:type="simple" xlink:href="mailto:info@aiwerkstatt.com" text:style-name="Internet_20_link" text:visited-style-name="Visited_20_Internet_20_Link"><text:span text:style-name="T10">info@aiwerkstatt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acfa06"/>
    </style:style>
    <style:style style:name="MT1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iWerkstatt<text:span text:style-name="MT1">TM</text:span><text:tab/>SensorBox<text:span text:style-name="MT1">TM</text:span> v1.0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1:43:35.200145917</meta:creation-date>
    <dc:date>2021-04-17T13:07:09.998925252</dc:date>
    <meta:editing-duration>PT20H37M58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4" meta:character-count="598" meta:non-whitespace-character-count="520"/>
  </office:meta>
</office:document-meta>
</file>